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AND HIS FOES (16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 AND HIS FOES (16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demand (1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denial (16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denial (16:2-4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they would not do (16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will not do (16: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SUS AND HIS FOES (16:1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ir demand (16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denial (16:2-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MATTHEW 16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SUS AND HIS FOES (16:1-4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SUS AND HIS FOLLOWERS (16:5-2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JESUS AND HIS FOLLOWERS (16:5-28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reminder (16:5-12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revelation (16:13-2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-title-Title-Slide" presentation:presentation-page-layout-name="Master1-PPL1" draw:id="Slide-262">
        <draw:frame draw:id="id95" presentation:style-name="a519" draw:name="Title 1" svg:x="1.38in" svg:y="0.83in" svg:width="10.3in" svg:height="4.42in" presentation:class="title" presentation:placeholder="false">
          <draw:text-box>
            <text:p text:style-name="a518" text:class-names="" text:cond-style-name=""><text:span text:style-name="a516" text:class-names=""><text:s text:c="1"/>The revelation (16:13-21)<text:s text:c="1"/></text:span><text:span text:style-name="a517" text:class-names=""/></text:p>
          </draw:text-box>
          <svg:title/>
          <svg:desc/>
        </draw:frame>
        <draw:frame draw:id="id96" presentation:style-name="a524" draw:name="Subtitle 2" svg:x="1.38in" svg:y="5.25in" svg:width="10.3in" svg:height="1.85in" presentation:class="subtitle" presentation:placeholder="false">
          <draw:text-box>
            <text:p text:style-name="a521" text:class-names="" text:cond-style-name=""><text:span text:style-name="a520" text:class-names=""><text:s text:c="1"/>The probing by Christ (16:13-17)<text:s text:c="1"/></text:span></text:p>
            <text:p text:style-name="a523" text:class-names="" text:cond-style-name=""><text:span text:style-name="a522" text:class-names=""/></text:p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probing by Christ (16:13-17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equest (16:1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umors (16: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cognition (16:15-1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recognition (16:15-17):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Peter says (16:15-1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Why Peter says it (16:17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probing by Christ (16:13-17)<text:s text:c="1"/></text:span><text:span text:style-name="a560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request (16: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rumors (16:1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ecognition (16:15-1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revelation (16:13-21)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robing by Christ (16:13-1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mise by Christ (16:18-19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mise by Christ (16:18-19)<text:s text:c="1"/></text:span><text:span text:style-name="a593" text:class-names=""/></text:p>
          </draw:text-box>
          <svg:title/>
          <svg:desc/>
        </draw:frame>
        <draw:frame draw:id="id106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announcement (16:1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authority (16:1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3" draw:style-name="a606" draw:master-page-name="Master1-Layout12-tx-Title-and-Text" presentation:presentation-page-layout-name="Master1-PPL12" draw:id="Slide-268">
        <draw:frame draw:id="id107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authority (16:19):<text:s text:c="1"/></text:span><text:span text:style-name="a608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prohibition by Christ (16:2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assion of Christ (16:2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romise by Christ (16:18-19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announcement (16:18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authority (16:19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revelation (16:13-21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robing by Christ (16:13-17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omise by Christ (16:18-1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JESUS AND HIS FOLLOWERS (16:5-28)<text:s text:c="1"/></text:span><text:span text:style-name="a653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reminder (16:5-1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revelation (16:13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rebukes (16: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7" draw:style-name="a669" draw:master-page-name="Master1-Layout12-tx-Title-and-Text" presentation:presentation-page-layout-name="Master1-PPL12" draw:id="Slide-272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rebukes (16:22-23)<text:s text:c="1"/>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eter rebukes Jesus (16:2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Jesus rebukes Satan (16:2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2-tx-Title-and-Text" presentation:presentation-page-layout-name="Master1-PPL12" draw:id="Slide-273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ESUS AND HIS FOLLOWERS (16:5-28)<text:s text:c="1"/></text:span><text:span text:style-name="a686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reminder (16:5-1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revelation (16:13-21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rebukes (16:22-23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quirements (16:24-2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rewards (16:27-28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9" draw:style-name="a708" draw:master-page-name="Master1-Layout12-tx-Title-and-Text" presentation:presentation-page-layout-name="Master1-PPL12" draw:id="Slide-274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rewards (16:27-28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General rewards to all of Jesus' disciples (16:27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Specific reward to three of Jesus' disciples (16:28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0" draw:style-name="a723" draw:master-page-name="Master1-Layout12-tx-Title-and-Text" presentation:presentation-page-layout-name="Master1-PPL12" draw:id="Slide-275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JESUS AND HIS FOLLOWERS (16:5-28)<text:s text:c="1"/></text:span><text:span text:style-name="a725" text:class-names=""/></text:p>
          </draw:text-box>
          <svg:title/>
          <svg:desc/>
        </draw:frame>
        <draw:frame draw:id="id122" presentation:style-name="a746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reminder (16:5-12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revelation (16:13-21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rebukes (16:22-23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requirements (16:24-26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rewards (16:27-2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1" draw:style-name="a747" draw:master-page-name="Master1-Layout12-tx-Title-and-Text" presentation:presentation-page-layout-name="Master1-PPL12" draw:id="Slide-276">
        <draw:frame draw:id="id123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MATTHEW 16</text:span><text:span text:style-name="a749" text:class-names=""/></text:p>
          </draw:text-box>
          <svg:title/>
          <svg:desc/>
        </draw:frame>
        <draw:frame draw:id="id124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JESUS AND HIS FOES (16:1-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JESUS AND HIS FOLLOWERS (16:5-28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6</dc:title>
    <meta:initial-creator>David STRICKLAND</meta:initial-creator>
    <dc:creator>David STRICKLAND</dc:creator>
    <meta:creation-date>2020-02-23T23:16:47Z</meta:creation-date>
    <dc:date>2020-02-23T23:16:48Z</dc:date>
    <meta:template xlink:href="BibleStudy" xlink:type="simple"/>
    <meta:editing-cycles>1</meta:editing-cycles>
    <meta:editing-duration>PT0S</meta:editing-duration>
    <meta:document-statistic meta:paragraph-count="70" meta:word-count="464"/>
  </office:meta>
</office:document-meta>
</file>